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Standard" style:family="paragraph">
      <style:paragraph-properties fo:border-top="none" fo:border-left="none" fo:border-bottom="0.0138in solid #000000" fo:border-right="none" fo:padding-top="0in" fo:padding-left="0in" fo:padding-bottom="0.0277in" fo:padding-right="0in" style:shadow="none"/>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P11" style:parent-style-name="Standard" style:list-style-name="LFO1" style:family="paragraph"/>
    <style:style style:name="P12" style:parent-style-name="Standard" style:list-style-name="LFO1" style:family="paragraph"/>
    <style:style style:name="P13" style:parent-style-name="Standard" style:list-style-name="LFO1" style:family="paragraph"/>
    <style:style style:name="P14" style:parent-style-name="Standard" style:list-style-name="LFO1" style:family="paragraph"/>
    <style:style style:name="P15" style:parent-style-name="Standard" style:list-style-name="LFO2" style:family="paragraph"/>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Standard" style:list-style-name="LFO3" style:family="paragraph"/>
    <style:style style:name="P20" style:parent-style-name="Standard" style:list-style-name="LFO3" style:family="paragraph"/>
    <style:style style:name="P21" style:parent-style-name="Standard" style:list-style-name="LFO3" style:family="paragraph"/>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office:automatic-styles>
  <office:body>
    <office:text text:use-soft-page-breaks="true">
      <text:p text:style-name="P1">P<text:span text:style-name="T2">ÉDAGOGIE OUVERTE</text:span></text:p>
      <text:p text:style-name="P3"><text:span text:style-name="T4">NO. 69</text:span></text:p>
      <text:p text:style-name="Standard"/>
      <text:p text:style-name="Standard"><text:span text:style-name="T5"><text:tab/></text:span><text:span text:style-name="T6"><text:tab/></text:span><text:span text:style-name="T7"><text:tab/></text:span><text:span text:style-name="T8"><text:tab/></text:span><text:span text:style-name="T9"><text:tab/>Échelles d’évaluation</text:span></text:p>
      <text:p text:style-name="Standard"/>
      <text:p text:style-name="Standard">L’importance des échelles d’évaluation est finalement reconnue. Elles sont définies<text:s/>comme une mesure reliée à une valeur numérique utilisée pour distinguer des niveaux apparents de performance. J’ai l’intention de vérifier de plus près ces échelles, mais certaines, plus récentes, m’apparaissent très concluantes.</text:p>
      <text:p text:style-name="Standard"/>
      <text:p text:style-name="Standard">«  La mesure d’une performance doit se situer dans un contexte particulier. L’évaluation d’une performance doit mesurer<text:s/><text:span text:style-name="T10">l’application</text:span><text:s/>des connaissances et non seulement les connaissances en tant que telles. Il est préférable d’utiliser les mêmes critères d’évaluation en apprentissage et en milieu de travail. Le système (d’éducation) doit permettre aux individus de progresser et devrait, par conséquent, favoriser des niveaux croissants de performance à partir de l’acquisition d’expérience.. »</text:p>
      <text:p text:style-name="Standard"/>
      <text:p text:style-name="Standard">Voici un exemple (désolé, j’ai égaré la référence) :</text:p>
      <text:list text:style-name="LFO1" text:continue-numbering="true">
        <text:list-item>
          <text:p text:style-name="P11">« Qualité : la précision avec laquelle une personne peut réaliser une tâche de façon constante;</text:p>
        </text:list-item>
        <text:list-item>
          <text:p text:style-name="P12">Quantité : la vitesse à laquelle une personne est en mesure d’accomplir une tâche à un niveau de qualité acceptable;</text:p>
        </text:list-item>
        <text:list-item>
          <text:p text:style-name="P13">Résolution de problèmes : la<text:s/>capacité de surmonter des contraintes inattendues dans le but d’accomplir une tâche;</text:p>
        </text:list-item>
        <text:list-item>
          <text:p text:style-name="P14">Leadership : la capacité de diriger d’autres personnes dans l’accomplissement d’un savoir-faire ou d’une tâche;</text:p>
        </text:list-item>
      </text:list>
      <text:list text:style-name="LFO2" text:continue-numbering="true">
        <text:list-item>
          <text:p text:style-name="P15">Fiabilité : la capacité d’accomplir une tâche à un niveau<text:s/>acceptable de précision et de vitesse sans (ou avec un minimum de) supervision.</text:p>
        </text:list-item>
      </text:list>
      <text:p text:style-name="Standard"/>
      <text:p text:style-name="Standard">Comment doit-on gérer la connaissance? « L’acquisition de connaissances devrait augmenter le niveau de performance (sinon pourquoi sont-elles importantes?). Le niveau de connaissances à l’égard d’une tâche n’est ni un critère de performance ni un niveau en soi, quoiqu’il en constitue un facteur….. »</text:p>
      <text:p text:style-name="Standard"/>
      <text:p text:style-name="Standard"><text:s text:c="57"/><text:span text:style-name="T16">Donnez maintenant</text:span></text:p>
      <text:p text:style-name="Standard"/>
      <text:p text:style-name="Standard"><text:span text:style-name="T17">L’éducation requiert notre attention continue;<text:s/></text:span><text:span text:style-name="T18">Éducation 20/20 Inc. a besoin de votre appui.</text:span></text:p>
      <text:p text:style-name="Standard"/>
      <text:p text:style-name="Standard">Les donateurs et donatrices de $10.00 et plus recevront un reçu de charité. (No. ACR 80082 7081 RR0001). Les dons peuvent être effectués comme suit :</text:p>
      <text:list text:style-name="LFO3" text:continue-numbering="true">
        <text:list-item>
          <text:p text:style-name="P19">directement à Éducation 20/20 à l’adresse ci-dessous;</text:p>
        </text:list-item>
        <text:list-item>
          <text:p text:style-name="P20">à votre choix ou dans l’anonymat, les dons peuvent être acheminés à la Community Foundation de l’île-du-Prince-Édouard, 119 Rue Queen Charlottetown, C1A 4B3 ou par l’entremise de son site internet au<text:s/><text:a xlink:href="http://www.cfpei.ca/" office:target-frame-name="_top" xlink:show="replace">www.cfpei.ca</text:a>;</text:p>
        </text:list-item>
        <text:list-item>
          <text:p text:style-name="P21">à CanaDon, avec le lien <text:s/>« Comment faire un don », sur son site internet.</text:p>
        </text:list-item>
      </text:list>
      <text:p text:style-name="Standard"/>
      <text:p text:style-name="Standard"><text:tab/><text:tab/><text:tab/><text:tab/><text:tab/><text:span text:style-name="T22">Le Projet Souris</text:span></text:p>
      <text:p text:style-name="Standard"/>
      <text:p text:style-name="Standard">Nous avons le plaisir de vous annoncer que les renseignements et la cueillette de données ont été complétés et que l’analyse est en cours; nous avons hâte de <text:s/>préparer<text:s/>le rapport et nos recommandations.</text:p>
      <text:p text:style-name="Standard"/>
      <text:p text:style-name="Standard"><text:tab/><text:tab/><text:tab/><text:tab/><text:tab/><text:span text:style-name="T23">Nostalgie</text:span></text:p>
      <text:p text:style-name="Standard"/>
      <text:p text:style-name="Standard">En effectuant du rangement dans mon sous-sol la semaine dernière je suis tombé sur la première « Lettre du lundi » publiée au Collège Holland le 4 août 1969. Une info-lettre hebdomadaire était lancée pour que tout le personnel soit informé directement, plutôt que par des rumeurs, des activités et des évènements à venir. Beaucoup de bons souvenirs me sont venus à l’esprit.</text:p>
      <text:p text:style-name="Standard"/>
      <text:p text:style-name="Standard">Don Glendenning</text:p>
      <text:p text:style-name="Standard">Éditeu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n</meta:initial-creator>
    <dc:creator>Don Glendenning</dc:creator>
    <meta:creation-date>2018-10-21T23:09:00Z</meta:creation-date>
    <dc:date>2018-10-21T23:09:00Z</dc:date>
    <meta:template xlink:href="Normal" xlink:type="simple"/>
    <meta:editing-cycles>2</meta:editing-cycles>
    <meta:editing-duration>PT60S</meta:editing-duration>
    <meta:document-statistic meta:page-count="2" meta:paragraph-count="6" meta:word-count="469" meta:character-count="3138" meta:row-count="22" meta:non-whitespace-character-count="2675"/>
  </office:meta>
</office:document-meta>
</file>